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3.752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3.1346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3291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3575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6402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101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7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5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9" style:family="table-cell" style:parent-style-name="Default">
      <style:table-cell-properties fo:background-color="#cfe2f3" style:rotation-align="none"/>
      <style:text-properties fo:color="#ff0000" style:text-outline="false" style:text-line-through-style="none" style:text-line-through-type="none" style:font-name="Cantarel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Cantarel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c9daf8" style:rotation-align="none"/>
      <style:text-properties fo:color="#ff0000" style:text-outline="false" style:text-line-through-style="none" style:text-line-through-type="none" style:font-name="Cantarel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Cantarel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ocs-Cantarell" fo:font-size="11pt" fo:font-style="normal" fo:text-shadow="none" style:text-underline-style="none" fo:font-weight="bold" style:font-size-asian="11pt" style:font-style-asian="normal" style:font-weight-asian="bold" style:font-name-complex="docs-Cantarell" style:font-size-complex="11pt" style:font-style-complex="normal" style:font-weight-complex="bold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none" style:text-underline-color="font-color" fo:font-style="normal" style:font-name-complex="Nunito" style:font-style-asian="normal" style:font-style-complex="normal"/>
    </style:style>
    <style:style style:name="T5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4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6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7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8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9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20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1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7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8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30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3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4" style:family="text">
      <style:text-properties fo:color="#ffffff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5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000000"/>
    </style:style>
    <style:style style:name="T36" style:family="text">
      <style:text-properties fo:color="#34a853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7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ff0000"/>
    </style:style>
    <style:style style:name="T38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9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4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41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42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43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44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5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6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7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8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1">⚠️⚠️⚠️⚠️⚠️⚠️⚠️⚠️⚠️⚠️⚠️</text:span></text:p>
            <text:p/>
            <text:p><text:span text:style-name="T2">[FR] ATTENTION</text:span></text:p>
            <text:p><text:span text:style-name="T2">Les comportements présents dans cet Excel </text:span><text:span text:style-name="T3">ne sont pas tous a gérer</text:span><text:span text:style-name="T4"> dans la Mandatory du projet Minishell !</text:span></text:p>
            <text:p><text:span text:style-name="T2">Ne vous mettez pas la pression pour essayer de tous les gérer !</text:span></text:p>
            <text:p><text:span text:style-name="T2">Vérifiez juste pour ces cas non gerables s'ils ne Segfault pas, ou n'effectuent pas un comportement suspect !</text:span></text:p>
            <text:p><text:span text:style-name="T2">Utilisez votre bon sens pour exploiter au mieux ce document et faire un Minishell pas trop ambitieux, selon votre situation du projet.</text:span></text:p>
            <text:p><text:span text:style-name="T2">(Par contre, si vous etes chauds pour tout gérer, GG à vous !)</text:span></text:p>
            <text:p/>
            <text:p/>
            <text:p><text:span text:style-name="T2">Bon courage et n'hésitez pas à m'envoyer un MP si besoin ! </text:span></text:p>
            <text:p/>
            <text:p><text:span text:style-name="T2">--------------------------------------------------------</text:span></text:p>
            <text:p/>
            <text:p><text:span text:style-name="T2">[EN] WARNING</text:span></text:p>
            <text:p><text:span text:style-name="T2">The behaviors listed in this Excel file </text:span><text:span text:style-name="T3">are not all required to be handled</text:span><text:span text:style-name="T4"> in the mandatory part of the Minishell project!</text:span></text:p>
            <text:p><text:span text:style-name="T2">Don't stress yourself out trying to handle all of them!</text:span></text:p>
            <text:p><text:span text:style-name="T2">Just make sure that these unmanageable cases don't cause a segfault or exhibit suspicious behavior!</text:span></text:p>
            <text:p><text:span text:style-name="T2">Use your common sense to make the best use of this document and create a Minishell that is not overly ambitious, depending on your project situation.</text:span></text:p>
            <text:p><text:span text:style-name="T2">(However, if you're up for handling everything, GG to you!)</text:span></text:p>
            <text:p/>
            <text:p><text:span text:style-name="T2">Good luck, and feel free to DM me if needed!</text:span></text:p>
            <text:p/>
            <text:p/>
            <text:p><text:span text:style-name="T5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11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15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<text:span text:style-name="T34">OK </text:span><text:span text:style-name="T35">KO</text:span></text:p>
          </table:table-cell>
          <table:table-cell table:style-name="ce54" office:value-type="string" calcext:value-type="string">
            <text:p><text:span text:style-name="T36">OK </text:span><text:span text:style-name="T37">KO</text:span></text:p>
          </table:table-cell>
          <table:covered-table-cell table:number-columns-repeated="3" table:style-name="ce5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57">
            <text:p><text:span text:style-name="T12">CARACTERES A LA VOLEE (SYNTAXE) </text:span><text:span text:style-name="T13"> 🌦</text:span></text:p>
          </table:table-cell>
          <table:table-cell table:style-name="ce16" office:value-type="string" calcext:value-type="string">
            <text:p><text:span text:style-name="T21">$&gt;</text:span><text:span text:style-name="T22"> \n (touche entrée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espace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tabulation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: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!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2">&l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gt;&gt;&gt;&gt;&gt;&gt;&gt;&gt;&gt;&gt;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lt;&lt;&lt;&lt;&lt;&lt;&lt;&lt;&lt;&lt;&lt;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gt; &gt; &gt;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gt;&gt;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/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/////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\\\\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1">$&gt; </text:span><text:span text:style-name="T22">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|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||||||||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gt;&gt;|&g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amp;&amp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amp;&amp;&amp;&amp;&amp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amp;&amp;&amp;&amp;&amp;&amp;&amp;&amp;&amp;&amp;&amp;&amp;&amp;&amp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"hola"</text:span></text:p>
          </table:table-cell>
          <table:table-cell table:style-name="ce119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'hola'</text:span></text:p>
          </table:table-cell>
          <table:table-cell table:style-name="ce119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'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bash: </text:span><text:span text:style-name="T27">crashtest.c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bash: </text:span><text:span text:style-name="T27">Docs/attest.cation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<text:span text:style-name="T42">[BONUS] </text:span><text:span text:style-name="T43">S'il n'y aucun dossier à l'intérieur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1" office:value-type="string" calcext:value-type="string">
            <text:p><text:span text:style-name="T21">$&gt;</text:span><text:span text:style-name="T22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hola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table-cell table:style-name="ce101" office:value-type="string" calcext:value-type="string" table:number-columns-spanned="1" table:number-rows-spanned="114">
            <text:p><text:span text:style-name="T14">ECHO   </text:span><text:span text:style-name="T15">🎉</text:span></text:p>
          </table:table-cell>
          <table:table-cell table:style-name="ce111" office:value-type="string" calcext:value-type="string">
            <text:p><text:span text:style-name="T21">$&gt; </text:span><text:span text:style-name="T22">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echo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echo "-n"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Hola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       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   Hola     Que   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 </text:span><text:span text:style-name="T22">echo      \n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string" calcext:value-type="string">
            <text:p>A gerer ?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 </text:span><text:span text:style-name="T22">echo "         " | cat -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 </text:span><text:span text:style-name="T22">echo          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 </text:span><text:span text:style-name="T22">""''echo hola""'''' que""'' tal""''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2">echo -n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20" office:value-type="string" calcext:value-type="string">
            <text:p><text:span text:style-name="T21">$&gt;</text:span><text:span text:style-name="T22"> echo -n -n Hola Qu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 </text:span><text:span text:style-name="T22">echo -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2">echo -n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2">echo -n 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 </text:span><text:span text:style-name="T22">echo -n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2">echo -n -nnn hola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2">echo -n -nnn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 </text:span><text:span text:style-name="T22">echo -------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2">echo -nnn -------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2">echo -nnn -----nn--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2">echo -nnn -------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?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?$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0</text:span><text:span text:style-name="T22">$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? | echo $? | echo $?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:$= | cat -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" $ " | cat -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' $ ' | cat -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\$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my shit terminal is [$TERM]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my shit terminal is [</text:span><text:span text:style-name="T27">xterm-256color</text:span><text:span text:style-name="T22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my shit terminal is [$TERM4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my shit terminal is [$TERM4]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UID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8">100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2">
          <table:covered-table-cell/>
          <table:table-cell table:style-name="ce111" office:value-type="string" calcext:value-type="string">
            <text:p><text:span text:style-name="T21">$&gt;</text:span><text:span text:style-name="T22"> echo $HOME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$&gt; echo $9HOME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$HOME%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UID$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1000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Le path de mon HOME est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Le path de mon HOME est</text:span><text:span text:style-name="T27"> 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$USER$var\$USER$USER\$USERtest$USER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<text:span text:style-name="T38">vietdu91</text:span><text:span text:style-name="T22">$USER</text:span><text:span text:style-name="T27">vietdu91</text:span><text:span text:style-name="T22">$USERtest</text:span><text:span text:style-name="T27">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2">
          <table:covered-table-cell/>
          <table:table-cell table:style-name="ce111" office:value-type="string" calcext:value-type="string">
            <text:p><text:span text:style-name="T21">$&gt;</text:span><text:span text:style-name="T22"> echo $hola*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2">echo -nnnn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 </text:span><text:span text:style-name="T22">echo &gt;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 </text:span><text:span text:style-name="T22">echo | |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echo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.echo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gt;echo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lt;echo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gt;&gt;echo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|echo|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|echo -n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Docs Dockers Drawings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*Z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 </text:span><text:span text:style-name="T22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11" office:value-type="string" calcext:value-type="string">
            <text:p><text:span text:style-name="T21">$&gt;</text:span><text:span text:style-name="T22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hola*hola </text:span><text:span text:style-name="T27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"$"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'$'''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"HOM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''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$""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"$HO"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'$HO'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$HO""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'$HO''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"'$HO''ME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"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"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''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''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$"HO""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$'HO''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$'HO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$"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$=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$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$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$DONTEXIST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''ho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''h'o'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''h'o'la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'"h'o'la"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'"hola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'''ho"''''l"a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"""""""""""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"''''''''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'''''''''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'"""""""""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"cho 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'cho 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hola     "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"            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""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1" office:value-type="string" calcext:value-type="string">
            <text:p><text:span text:style-name="T21">$&gt;</text:span><text:span text:style-name="T22"> "e"'c'ho 'b'"o"nj"o"'u'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1" office:value-type="string" calcext:value-type="string">
            <text:p><text:span text:style-name="T21">$&gt;</text:span><text:span text:style-name="T22"> ""e"'c'ho 'b'"o"nj"o"'u'r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1" office:value-type="string" calcext:value-type="string">
            <text:p><text:span text:style-name="T21">$&gt;</text:span><text:span text:style-name="T22"> echo "$DONTEXIST"Makefil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1" office:value-type="string" calcext:value-type="string">
            <text:p><text:span text:style-name="T21">$&gt;</text:span><text:span text:style-name="T22"> echo "$DONTEXIST""Makefil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8"/>
          <table:table-cell table:style-name="ce111" office:value-type="string" calcext:value-type="string">
            <text:p><text:span text:style-name="T21">$&gt;</text:span><text:span text:style-name="T22"> echo "$DONTEXIST" "Makefil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9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11" office:value-type="string" calcext:value-type="string">
            <text:p><text:span text:style-name="T21">$&gt;</text:span><text:span text:style-name="T22"> $?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$?$?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?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?</text:span><text:span text:style-name="T27">/home/vietdu91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$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$HOMEdskjhfkdshfsd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"$HOMEdskjhfkdshfsd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'$HOMEdskjhfkdshfsd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$DONTEXIS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$&gt; $LESS$VAR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01" office:value-type="string" calcext:value-type="string" table:number-columns-spanned="1" table:number-rows-spanned="10">
            <text:p>SIGNAUX 🛰</text:p>
          </table:table-cell>
          <table:table-cell table:style-name="ce111" office:value-type="string" calcext:value-type="string">
            <text:p><text:span text:style-name="T21">$&gt; 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21">$&gt;</text:span><text:span text:style-name="T22"> 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hola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21">$&gt;</text:span><text:span text:style-name="T22"> hola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C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cat | rev(faire </text:span><text:span text:style-name="T25">Ctlr-C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21">$&gt;</text:span><text:span text:style-name="T22"> 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hola</text:span><text:span text:style-name="T26">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hola</text:span><text:span text:style-name="T26">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\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 </text:span><text:span text:style-name="T25">Ctlr-Z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9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C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D </text:span><text:span text:style-name="T22">une seconde apres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9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\ </text:span><text:span text:style-name="T22">une seconde apres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113">
            <text:p><text:span text:style-name="T16">🛫 </text:span><text:span text:style-name="T17">ENV &amp; EXPORT &amp; UNSET </text:span><text:span text:style-name="T13">🛬</text:span></text:p>
          </table:table-cell>
          <table:table-cell table:style-name="ce111" office:value-type="string" calcext:value-type="string"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nv </text:span><text:span text:style-name="T27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     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xport Hola</text:span></text:p>
            <text:p><text:span text:style-name="T21">$&gt;</text:span><text:span text:style-name="T22"> expor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xport Hola9hey</text:span></text:p>
            <text:p><text:span text:style-name="T21">$&gt;</text:span><text:span text:style-name="T22"> expor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9hey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6">
          <table:covered-table-cell/>
          <table:table-cell table:style-name="ce111" office:value-type="string" calcext:value-type="string">
            <text:p><text:span text:style-name="T21">$&gt;</text:span><text:span text:style-name="T22"> export $DONTEXIS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| grep "HOM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export HOME="</text:span><text:span text:style-name="T27">/home/vietdu91</text:span><text:span text:style-name="T22">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%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$?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bash: export: `</text:span><text:span text:style-name="T27">0</text:span><text:span text:style-name="T22">': not a valid identifier</text:span></text:p>
            <text:p><text:span text:style-name="T31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?=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9HOLA=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9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__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_HO_LA_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@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5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export -HO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export --HO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-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-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.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}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{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*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#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@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export HO!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$?LA=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...</text:span></text:p>
            <text:p><text:span text:style-name="T31">HO</text:span><text:span text:style-name="T27">0</text:span><text:span text:style-name="T22">LA=bonjour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+HO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+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HOLA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HOLA 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HOLA =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 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 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1" office:value-type="string" calcext:value-type="string">
            <text:p><text:span text:style-name="T21">$&gt;</text:span><text:span text:style-name="T22"> export HOLA=bonsoir</text:span></text:p>
            <text:p><text:span text:style-name="T21">$&gt;</text:span><text:span text:style-name="T22"> export HOLA=bonretour</text:span></text:p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...</text:span></text:p>
            <text:p><text:span text:style-name="T31">HOLA=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jour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...</text:span></text:p>
            <text:p><text:span text:style-name="T31">HOLA=bonjour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$HOME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$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\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xport HOLA=bon@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xport HOLA=bon;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HOLA=bon!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xport HOLA=bon"jour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xport HOLA$USER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...</text:span></text:p>
            <text:p><text:span text:style-name="T31">HOLA</text:span><text:span text:style-name="T27">vietdu91</text:span><text:span text:style-name="T22">=bonjour</text:span></text:p>
            <text:p><text:span text:style-name="T31">PATH=...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HOLA=bonjour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"HOLA=bonjour"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bonjour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xport $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HOLA="bonjour    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HOLA="   -n bonjour   "  </text:span></text:p>
            <text:p><text:span text:style-name="T21">$&gt;</text:span><text:span text:style-name="T22"> echo 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HOLA="bonjour   "/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HOLA='"'</text:span></text:p>
            <text:p><text:span text:style-name="T21">$&gt;</text:span><text:span text:style-name="T22"> echo " $HOLA " | cat -e</text:span></text:p>
          </table:table-cell>
          <table:table-cell table:style-name="ce30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HOLA=at</text:span></text:p>
            <text:p><text:span text:style-name="T21">$&gt;</text:span><text:span text:style-name="T22"> c$HOLA Makefil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9">[cela affiche le Makefile]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xport ""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cat Makefile | grep NAME"  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hey </text:span></text:p>
            <text:p><text:span text:style-name="T21">$&gt;</text:span><text:span text:style-name="T22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"""$HOLA""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$HOLA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"$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"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HOLA HOLA"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' hola et $HOLA'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$HOLA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A="ls        -l    - 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8">[...]</text:span></text:p>
            <text:p><text:span text:style-name="T31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"$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'$HOLA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$HOLA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"$HOLA"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xport HOL=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'$HOLA'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=A="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TE+S=T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""=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''=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"="="=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port '='='=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HOLA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'$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"$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"HOLA"$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'HOLA'$'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HOLA=-n</text:span></text:p>
            <text:p><text:span text:style-name="T21">$&gt;</text:span><text:span text:style-name="T22"> "echo $HOLA" hey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A=1 B=2 C=3 D=4 E=5 F=6 G=7 H=8</text:span></text:p>
            <text:p><text:span text:style-name="T21">$&gt;</text:span><text:span text:style-name="T22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11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ls</text:span></text:p>
          </table:table-cell>
          <table:table-cell table:style-name="ce23" office:value-type="string" calcext:value-type="string">
            <text:p>?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8">$&gt;</text:span><text:span text:style-name="T29"> unset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8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unset INEXISTAN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6">
          <table:table-cell table:style-name="ce11"/>
          <table:table-cell table:style-name="ce111" office:value-type="string" calcext:value-type="string"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$&gt;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5">
          <table:table-cell table:style-name="ce11"/>
          <table:table-cell table:style-name="ce111" office:value-type="string" calcext:value-type="string">
            <text:p><text:span text:style-name="T21">$&gt; </text:span><text:span text:style-name="T22">pwd</text:span></text:p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cd $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8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1" office:value-type="string" calcext:value-type="string">
            <text:p><text:span text:style-name="T21">$&gt;</text:span><text:span text:style-name="T22"> unset OLDPWD</text:span></text:p>
            <text:p><text:span text:style-name="T21">$&gt;</text:span><text:span text:style-name="T22"> env | grep OLD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1" office:value-type="string" calcext:value-type="string">
            <text:p><text:span text:style-name="T21">$&gt;</text:span><text:span text:style-name="T22"> unset 9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A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1" office:value-type="string" calcext:value-type="string">
            <text:p><text:span text:style-name="T21">$&gt;</text:span><text:span text:style-name="T22"> unset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1" office:value-type="string" calcext:value-type="string">
            <text:p><text:span text:style-name="T21">$&gt;</text:span><text:span text:style-name="T22"> unset HOLA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1" office:value-type="string" calcext:value-type="string">
            <text:p><text:span text:style-name="T21">$&gt;</text:span><text:span text:style-name="T22"> unset HOL?A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11" office:value-type="string" calcext:value-type="string">
            <text:p><text:span text:style-name="T21">$&gt;</text:span><text:span text:style-name="T22"> unset HOL?A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1" office:value-type="string" calcext:value-type="string">
            <text:p><text:span text:style-name="T21">$&gt;</text:span><text:span text:style-name="T22"> unset 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1" office:value-type="string" calcext:value-type="string">
            <text:p><text:span text:style-name="T21">$&gt;</text:span><text:span text:style-name="T22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1" office:value-type="string" calcext:value-type="string">
            <text:p><text:span text:style-name="T21">$&gt;</text:span><text:span text:style-name="T22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+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=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{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}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-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-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_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_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A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*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#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1" office:value-type="string" calcext:value-type="string">
            <text:p><text:span text:style-name="T21">$&gt;</text:span><text:span text:style-name="T22"> unset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11" office:value-type="string" calcext:value-type="string">
            <text:p><text:span text:style-name="T21">$&gt;</text:span><text:span text:style-name="T22"> unset $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unset: `</text:span><text:span text:style-name="T27">/home/vietdu91/42_works/minishell</text:span><text:span text:style-name="T22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@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!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^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5"/>
          <table:table-cell table:number-columns-repeated="1014"/>
        </table:table-row>
        <table:table-row table:style-name="ro8">
          <table:table-cell table:style-name="ce11"/>
          <table:table-cell table:style-name="ce111" office:value-type="string" calcext:value-type="string">
            <text:p><text:span text:style-name="T21">$&gt;</text:span><text:span text:style-name="T22"> unset HOL$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HOL\~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1" office:value-type="string" calcext:value-type="string">
            <text:p><text:span text:style-name="T21">$&gt;</text:span><text:span text:style-name="T22"> unset "" HOLA</text:span></text:p>
            <text:p><text:span text:style-name="T21">$&gt; </text:span><text:span text:style-name="T22">env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1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1" office:value-type="string" calcext:value-type="string">
            <text:p><text:span text:style-name="T21">$&gt;</text:span><text:span text:style-name="T22"> unset PATH</text:span></text:p>
            <text:p><text:span text:style-name="T21">$&gt; </text:span><text:span text:style-name="T22">cat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=====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++++++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______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2"/>
          <table:table-cell table:style-name="ce111" office:value-type="string" calcext:value-type="string">
            <text:p><text:span text:style-name="T21">$&gt;</text:span><text:span text:style-name="T22"> unset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unse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1" office:value-type="string" calcext:value-type="string">
            <text:p><text:span text:style-name="T21">$&gt;</text:span><text:span text:style-name="T22"> unset sud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1" office:value-type="string" calcext:value-type="string">
            <text:p><text:span text:style-name="T21">$&gt;</text:span><text:span text:style-name="T22"> export hola | unset hola | echo $?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01" office:value-type="string" calcext:value-type="string" table:number-columns-spanned="1" table:number-rows-spanned="4">
            <text:p>FICHIERS BINAIRES 0️⃣ 1️⃣</text:p>
          </table:table-cell>
          <table:table-cell table:style-name="ce111" office:value-type="string" calcext:value-type="string">
            <text:p><text:span text:style-name="T21">$&gt;</text:span><text:span text:style-name="T22"> /bin/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/bin/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/bin/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/bin/cd </text:span><text:span text:style-name="T27">Deskto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5">
          <table:table-cell table:style-name="ce107" office:value-type="string" calcext:value-type="string" table:number-columns-spanned="1" table:number-rows-spanned="2">
            <text:p><text:span text:style-name="T18">HISTORIQUE </text:span><text:span text:style-name="T13">🏦</text:span></text:p>
          </table:table-cell>
          <table:table-cell table:style-name="ce16" office:value-type="string" calcext:value-type="string">
            <text:p><text:span text:style-name="T21">$&gt;</text:span><text:span text:style-name="T22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7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touche du haut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<text:span text:style-name="T21">$&gt;</text:span><text:span text:style-name="T22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9">
          <table:table-cell table:style-name="ce101" office:value-type="string" calcext:value-type="string" table:number-columns-spanned="1" table:number-rows-spanned="71">
            <text:p>CD 💿 PWD</text:p>
          </table:table-cell>
          <table:table-cell table:style-name="ce111" office:value-type="string" calcext:value-type="string"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tourne $PWD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pwd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pwd ./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pwd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pwd -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pwd --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pwd ---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pwd -- 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pwd pwd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'affiche qu'une fois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pwd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pwd ls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<text:span text:style-name="T44">On doit se retrouver dans le dossier défini par $HOME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cd 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L'user reste dans le même dossier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./././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On se retrouve au dossier précédent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.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.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../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</text:span><text:span text:style-name="T27">src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cd </text:span><text:span text:style-name="T27">srcs objs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'</text:span><text:span text:style-name="T27">srcs</text:span><text:span text:style-name="T22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"</text:span><text:span text:style-name="T27">srcs</text:span><text:span text:style-name="T22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'/e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/e'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/e"tc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</text:span><text:span text:style-name="T27">sr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bash: cd: </text:span><text:span text:style-name="T27">sr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</text:span><text:span text:style-name="T27">Makefile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bash: cd: </text:span><text:span text:style-name="T27">Makefile</text:span><text:span text:style-name="T22">: Not a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../</text:span><text:span text:style-name="T27">minishell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../../../../../../.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d .././../.././../bin/l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/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'/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'//'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/////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'////////'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cd 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bash: cd: </text:span><text:span text:style-name="T27">/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cd /</text:span></text:p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cd 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d -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OLD_PWD</text:span></text:p>
            <text:p><text:span text:style-name="T44">$OLD_PWD et $PWD sont inversés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d 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HOME</text:span></text:p>
            <text:p><text:span text:style-name="T44">$OLD_PWD et $PWD sont inversés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cd -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$HOME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$HOME/</text:span><text:span text:style-name="T27">42_work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"$PWD/</text:span><text:span text:style-name="T27">srcs</text:span><text:span text:style-name="T22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'$PWD/</text:span><text:span text:style-name="T27">srcs</text:span><text:span text:style-name="T22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bash: cd: $PWD</text:span><text:span text:style-name="T27">/srcs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=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d </text:span><text:span text:style-name="T27">minishell Docs crashtest.c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   cd / | echo $?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cd ~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covered-table-cell/>
          <table:table-cell table:style-name="ce111" office:value-type="string" calcext:value-type="string">
            <text:p><text:span text:style-name="T21">$&gt;</text:span><text:span text:style-name="T22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~/ | echo $?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doss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bash: cd: </text:span><text:span text:style-name="T27">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fich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<text:span text:style-name="T42">[BONUS] </text:span><text:span text:style-name="T43">S'il y au moins deux éléments</text:span>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 ..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/a/b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11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</text:span></text:p>
            <text:p><text:span text:style-name="T31">$&gt;</text:span></text:p>
            <text:p><text:span text:style-name="T38">/home/vietdu91/42_works/minishell/a/b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cd a</text:span></text:p>
            <text:p><text:span text:style-name="T21">$&gt;</text:span><text:span text:style-name="T22"> rm -r 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../../../home/vietdu91/42_works/minishell/a</text:span></text:p>
            <text:p><text:span text:style-name="T31">$&gt;</text:span></text:p>
            <text:p><text:span text:style-name="T38">../../..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</text:span><text:span text:style-name="T27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14">
            <text:p><text:span text:style-name="T18">BÂTARDS </text:span><text:span text:style-name="T19">🖕</text:span></text:p>
          </table:table-cell>
          <table:table-cell table:style-name="ce16" office:value-type="string" calcext:value-type="string">
            <text:p><text:span text:style-name="T30">$&gt;</text:span><text:span text:style-name="T22"> chmod 000 minishell</text:span></text:p>
            <text:p><text:span text:style-name="T30">$&gt;</text:span><text:span text:style-name="T22"> ./minishell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ls 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./Makefile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./minishell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nv | grep SHLVL</text:span></text:p>
            <text:p><text:span text:style-name="T21">$&gt;</text:span><text:span text:style-name="T22"> ./minishell</text:span></text:p>
            <text:p><text:span text:style-name="T21">$&gt;</text:span><text:span text:style-name="T22"> env | grep SHLVL</text:span></text:p>
            <text:p><text:span text:style-name="T21">$&gt;</text:span><text:span text:style-name="T22"> exit</text:span></text:p>
            <text:p><text:span text:style-name="T21">$&gt;</text:span><text:span text:style-name="T22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touch hola</text:span></text:p>
            <text:p><text:span text:style-name="T21">$&gt;</text:span><text:span text:style-name="T22"> ./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nv|"wc" -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nv|"wc "-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r 1 + 1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r $? + $?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5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xpor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table-cell table:style-name="ce101" office:value-type="string" calcext:value-type="string" table:number-columns-spanned="1" table:number-rows-spanned="46">
            <text:p>EXIT <text:s/>⛔</text:p>
          </table:table-cell>
          <table:table-cell table:style-name="ce111" office:value-type="string" calcext:value-type="string">
            <text:p><text:span text:style-name="T21">$&gt;</text:span><text:span text:style-name="T22">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exit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it 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it 0000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it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-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666 666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it 666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hola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it 25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it -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xit -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-00000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-25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+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-69 -9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-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+++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+++++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++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-----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--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"666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'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'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'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'---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'+++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'6'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'2'66'32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"'666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'666'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it '"666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"666"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+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-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9223372036854775807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xit 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9223372036854775808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it -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xit -922337203685477580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-9223372036854775809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8">
          <table:table-cell table:style-name="ce107" office:value-type="string" calcext:value-type="string" table:number-columns-spanned="1" table:number-rows-spanned="48">
            <text:p><text:span text:style-name="T18">PIPES </text:span><text:span text:style-name="T13">🚬</text:span></text:p>
          </table:table-cell>
          <table:table-cell table:style-name="ce111" office:value-type="string" calcext:value-type="string">
            <text:p><text:span text:style-name="T21">$&gt;</text:span><text:span text:style-name="T22"> cat | cat | cat |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/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ls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ls | exit 42</text:span></text:p>
          </table:table-cell>
          <table:table-cell table:style-name="ce3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xit | 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xit | cat -e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-e bonjour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| echo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| echo que ta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pwd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nv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oui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oui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no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-e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..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/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d .. | 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ifconfig | grep ":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ifconfig | grep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whoami | grep $USE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whoami | grep $USER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whoami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vietdu91</text:span><text:span text:style-name="T22">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whereis ls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ls | hola</text:span></text:p>
          </table:table-cell>
          <table:table-cell table:style-name="ce23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ls | ls hola</text:span></text:p>
          </table:table-cell>
          <table:table-cell table:style-name="ce28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ls | ls |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ls | hola | ls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hola: command not found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ls | ls | hola | rev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ls | ls | echo hola | re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ls -la | grep ".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7">
          <table:covered-table-cell/>
          <table:table-cell table:style-name="ce111" office:value-type="string" calcext:value-type="string">
            <text:p><text:span text:style-name="T21">$&gt;</text:span><text:span text:style-name="T22"> ls -la | grep "'.'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echo test.c | cat -e| cat -e| cat -e| cat -e| cat -e| cat -e| cat -e| cat -e|cat -e|cat -e|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ls|ls|ls|ls|ls|ls|ls|ls|ls|ls|ls|ls</text:span></text:p>
            <text:p><text:span text:style-name="T31">|ls|ls|ls|ls|ls|ls|ls|ls|ls|ls|ls|ls|ls|ls|ls|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Docs Dockers Drawings Makefile minishell philosophers srcs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| cat | cat | cat | cat | grep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hola ||| ca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|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cat Makefile | cat -e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[...]</text:span></text:p>
            <text:p><text:span text:style-name="T38">$$</text:span></text:p>
            <text:p><text:span text:style-name="T38">.PHONY:    all clean fclean re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at Makefile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cat Makefile | grep srcs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cd file_not_exis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hello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bonjour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4"/>
          <table:table-cell table:style-name="ce19" office:value-type="string" calcext:value-type="string">
            <text:p><text:span text:style-name="T21">$&gt;</text:span><text:span text:style-name="T22"> unset 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export HOLA | echo hola</text:span></text:p>
            <text:p><text:span text:style-name="T21">$&gt;</text:span><text:span text:style-name="T22"> env | grep PROU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table-cell table:style-name="ce14"/>
          <table:table-cell table:style-name="ce19" office:value-type="string" calcext:value-type="string">
            <text:p><text:span text:style-name="T21">$&gt;</text:span><text:span text:style-name="T22"> export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4"/>
          <table:table-cell table:style-name="ce19" office:value-type="string" calcext:value-type="string">
            <text:p><text:span text:style-name="T21">$&gt;</text:span><text:span text:style-name="T22"> sleep 3 | sleep 3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3">
          <table:table-cell table:style-name="ce14"/>
          <table:table-cell table:style-name="ce19" office:value-type="string" calcext:value-type="string">
            <text:p><text:span text:style-name="T21">$&gt;</text:span><text:span text:style-name="T22"> time sleep 3 | sleep 3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14"/>
          <table:table-cell table:style-name="ce19" office:value-type="string" calcext:value-type="string">
            <text:p><text:span text:style-name="T21">$&gt;</text:span><text:span text:style-name="T22"> sleep 3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14"/>
          <table:table-cell table:style-name="ce19" office:value-type="string" calcext:value-type="string">
            <text:p><text:span text:style-name="T21">$&gt;</text:span><text:span text:style-name="T22"> exit | sleep 3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11" office:value-type="string" calcext:value-type="string">
            <text:p><text:span text:style-name="T21">$&gt;</text:span><text:span text:style-name="T22"> echo hola &gt; a</text:span></text:p>
            <text:p><text:span text:style-name="T21">$&gt;</text:span><text:span text:style-name="T22"> &gt;&gt;b echo que tal</text:span></text:p>
            <text:p><text:span text:style-name="T21">$&gt;</text:span><text:span text:style-name="T22"> cat a | &lt;b cat | cat &gt; c | cat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table-cell table:style-name="ce101" office:value-type="string" calcext:value-type="string" table:number-columns-spanned="1" table:number-rows-spanned="26">
            <text:p><text:span text:style-name="T14">&amp;&amp;  </text:span><text:span text:style-name="T15">🍒</text:span><text:span text:style-name="T20">  ||</text:span></text:p>
          </table:table-cell>
          <table:table-cell table:style-name="ce111" office:value-type="string" calcext:value-type="string">
            <text:p><text:span text:style-name="T21">$&gt;</text:span><text:span text:style-name="T22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1" office:value-type="string" calcext:value-type="string">
            <text:p><text:span text:style-name="T21">$&gt;</text:span><text:span text:style-name="T22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export: `': not a valid identifier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bash: export: `': not a valid identifier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1" office:value-type="string" calcext:value-type="string">
            <text:p><text:span text:style-name="T21">$&gt;</text:span><text:span text:style-name="T22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8">
            <text:p>( PARENTHESES )</text:p>
          </table:table-cell>
          <table:table-cell table:style-name="ce111" office:value-type="string" calcext:value-type="string">
            <text:p><text:span text:style-name="T21">$&gt;</text:span><text:span text:style-name="T22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11" office:value-type="string" calcext:value-type="string">
            <text:p><text:span text:style-name="T21">$&gt;</text:span><text:span text:style-name="T22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1" office:value-type="string" calcext:value-type="string">
            <text:p><text:span text:style-name="T21">$&gt;</text:span><text:span text:style-name="T22"> (ls &amp;&amp; pwd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(&g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(&l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<text:span text:style-name="T42">[BONUS] </text:span><text:span text:style-name="T43">Si pwd exist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4" office:value-type="string" calcext:value-type="string">
            <text:p><text:span text:style-name="T42">[BONUS] </text:span><text:span text:style-name="T43">Si pwd n'existe pa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11" office:value-type="string" calcext:value-type="string">
            <text:p><text:span text:style-name="T21">$&gt;</text:span><text:span text:style-name="T22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8">/home/vietdu91/42_works/minishell</text:span></text:p>
            <text:p><text:span text:style-name="T31">bash: lss: command not found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1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1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11" office:value-type="string" calcext:value-type="string">
            <text:p><text:span text:style-name="T21">$&gt; </text:span><text:span text:style-name="T22">(ls &amp;&amp; pwd | wc) &gt;&gt; hola</text:span></text:p>
            <text:p><text:span text:style-name="T21">$&gt;</text:span><text:span text:style-name="T22"> echo hey&amp;&amp;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hey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 </text:span><text:span text:style-name="T22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 </text:span><text:span text:style-name="T22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 </text:span><text:span text:style-name="T22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ls: invalid option -- 'z'</text:span></text:p>
            <text:p><text:span text:style-name="T38">/home/vietdu91/42_works/minishell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11" office:value-type="string" calcext:value-type="string">
            <text:p><text:span text:style-name="T21">$&gt;</text:span><text:span text:style-name="T22"> (ls &gt; Docs/hey &amp;&amp; pwd)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11" office:value-type="string" calcext:value-type="string">
            <text:p><text:span text:style-name="T21">$&gt;</text:span><text:span text:style-name="T22"> ls &gt; Docs/hey &amp;&amp; pwd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1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</text:span></text:p>
            <text:p><text:span text:style-name="T38">/home/vietdu91/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ls -z || cd ../../..&amp;&amp;pwd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ls -z || (cd ../../..&amp;&amp;pwd)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table-cell table:style-name="ce101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que tal &gt;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que tal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que tal &gt; /tmp/bonjour</text:span></text:p>
            <text:p><text:span text:style-name="T21">$&gt;</text:span><text:span text:style-name="T22"> cat -e /tmp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hey</text:span></text:p>
            <text:p><text:span text:style-name="T21">$&gt;</text:span><text:span text:style-name="T22"> echo bonjour &gt; $HOLA</text:span></text:p>
            <text:p><text:span text:style-name="T21">$&gt;</text:span><text:span text:style-name="T22"> echo $HOLA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whereis grep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ls -la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pwd&gt;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pwd &gt;                     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&gt; &g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&lt;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gt; bonjour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gt; bonjour |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prout hola &gt; bonjour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1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ls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ola &gt;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3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bonjour &lt;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hello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gt; bonjour echo hola bonjour</text:span></text:p>
            <text:p><text:span text:style-name="T21">$&gt;</text:span><text:span text:style-name="T22"> cat bonjour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&gt;bonjour echo &gt; hola&gt;bonjour&gt;hola&gt;&gt;bonjour&gt;hola hey &gt;bonjour hola &gt;hola</text:span></text:p>
            <text:p><text:span text:style-name="T21">$&gt;</text:span><text:span text:style-name="T22"> cat bonjour</text:span></text:p>
            <text:p><text:span text:style-name="T21">$&gt; </text:span><text:span text:style-name="T22">cat hola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hola1 &gt;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&gt;hola1 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gt; pwd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lt; pwd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lt; </text:span><text:span text:style-name="T27">Makefile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>
            <text:p>Voir pourquoi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at &lt;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at &lt;srcs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at &lt;..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at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at &gt;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at &gt;&gt; &lt;&l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at &gt;&gt; &gt; &gt;&gt; &lt;&lt;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at &l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at &lt; ls &g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cat &gt; ls1 &lt; ls2</text:span></text:p>
            <text:p><text:span text:style-name="T21">$&gt;</text:span><text:span text:style-name="T22">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gt;&gt;hola</text:span></text:p>
            <text:p><text:span text:style-name="T21">$&gt;</text:span><text:span text:style-name="T22"> cat hola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&gt;bonjour</text:span></text:p>
            <text:p><text:span text:style-name="T21">$&gt;</text:span><text:span text:style-name="T22"> cat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&gt;bonjour</text:span></text:p>
            <text:p><text:span text:style-name="T21">$&gt;</text:span><text:span text:style-name="T22"> cat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&gt; bonjour</text:span></text:p>
            <text:p><text:span text:style-name="T21">$&gt;</text:span><text:span text:style-name="T22"> cat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              &gt;bonjour</text:span></text:p>
            <text:p><text:span text:style-name="T21">$&gt;</text:span><text:span text:style-name="T22"> cat&lt;            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         &gt;     bonjour</text:span></text:p>
            <text:p><text:span text:style-name="T21">$&gt;</text:span><text:span text:style-name="T22"> cat            &lt;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cat &lt; 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cho hola &gt;srcs/bonjour</text:span></text:p>
            <text:p><text:span text:style-name="T21">$&gt;</text:span><text:span text:style-name="T22"> cat &lt;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e'c'"h"o hola &gt; bonjour</text:span></text:p>
            <text:p><text:span text:style-name="T21">$&gt;</text:span><text:span text:style-name="T22"> cat 'bo'"n"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hola &gt; bonjour\ 1</text:span></text:p>
            <text:p><text:span text:style-name="T21">$&gt;</text:span><text:span text:style-name="T22"> ls</text:span></text:p>
            <text:p><text:span text:style-name="T21">$&gt;</text:span><text:span text:style-name="T22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bonjour hey</text:span></text:p>
            <text:p><text:span text:style-name="T21">$&gt;</text:span><text:span text:style-name="T22"> ls</text:span></text:p>
            <text:p><text:span text:style-name="T21">$&gt;</text:span><text:span text:style-name="T22"> cat bonjour</text:span></text:p>
            <text:p><text:span text:style-name="T21">$&gt;</text:span><text:span text:style-name="T22"> cat hey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ls srcs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ls srcs</text:span></text:p>
            <text:p><text:span text:style-name="T21">$&gt;</text:span><text:span text:style-name="T22"> cat srcs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ls ..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cat ../bonjour </text:span></text:p>
            <text:p><text:span text:style-name="T21">$&gt;</text:span><text:span text:style-name="T22"> cat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ls ..</text:span></text:p>
            <text:p><text:span text:style-name="T21">$&gt;</text:span><text:span text:style-name="T22"> cat ..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lt;prout &gt;&gt;srcs/bonjour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lt;bonjour &gt;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rm bonjour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&lt;bonjour cat | wc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rm -f bonjour</text:span></text:p>
            <text:p><text:span text:style-name="T21">$&gt;</text:span><text:span text:style-name="T22"> rm bonjour &gt; bonjour</text:span></text:p>
            <text:p><text:span text:style-name="T21">$&gt;</text:span><text:span text:style-name="T22"> ls -l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"$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"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&gt;hey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1" office:value-type="string" calcext:value-type="string">
            <text:p><text:span text:style-name="T21">$&gt;</text:span><text:span text:style-name="T22"> export A=hey</text:span></text:p>
            <text:p><text:span text:style-name="T21">$&gt;</text:span><text:span text:style-name="T22"> export A B=Hola D E C="Que Tal"</text:span></text:p>
            <text:p><text:span text:style-name="T21">$&gt;</text:span><text:span text:style-name="T22"> echo $PROUT$B$C &gt; /tmp/a &gt; /tmp/b &gt; /tmp/c</text:span></text:p>
            <text:p><text:span text:style-name="T21">$&gt;</text:span><text:span text:style-name="T22"> cat /tmp/a</text:span></text:p>
            <text:p><text:span text:style-name="T21">$&gt;</text:span><text:span text:style-name="T22"> cat /tmp/b</text:span></text:p>
            <text:p><text:span text:style-name="T21">$&gt; </text:span><text:span text:style-name="T22">cat /tmp/c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 table:number-columns-spanned="7" table:number-rows-spanned="1">
            <text:p><text:span text:style-name="T21">                                           !!!!!</text:span><text:span text:style-name="T22"> Contenu du fichier a : "Amour Tu es Horrible"</text:span></text:p>
            <text:p><text:span text:style-name="T21">                                           </text:span><text:span text:style-name="T32">!!!!!</text:span><text:span text:style-name="T22"> Contenu du fichier b : "0123456789"</text:span></text:p>
            <text:p><text:span text:style-name="T21">                                           </text:span><text:span text:style-name="T33">!!!!!</text:span><text:span text:style-name="T22"> Contenu du fichier c : "Prout"</text:span></text:p>
          </table:table-cell>
          <table:covered-table-cell table:number-columns-repeated="6" table:style-name="ce38"/>
          <table:table-cell table:style-name="ce77" table:number-columns-repeated="2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lt;a cat &lt;b &lt;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11" office:value-type="string" calcext:value-type="string">
            <text:p><text:span text:style-name="T21">$&gt;</text:span><text:span text:style-name="T22"> &lt;a cat &lt;b &lt;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2">
          <table:covered-table-cell/>
          <table:table-cell table:style-name="ce111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2">
          <table:covered-table-cell/>
          <table:table-cell table:style-name="ce111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7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echo hola &gt; a &gt; b &gt; 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mkdir dir</text:span></text:p>
            <text:p><text:span text:style-name="T21">$&gt;</text:span><text:span text:style-name="T22"> ls -la &gt; dir/bonjour</text:span></text:p>
            <text:p><text:span text:style-name="T21">$&gt;</text:span><text:span text:style-name="T22"> cat dir/bonjour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lt;a</text:span></text:p>
            <text:p><text:span text:style-name="T21">$&gt;</text:span><text:span text:style-name="T22"> cat a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&gt;d cat &lt;a &gt;&gt;e</text:span></text:p>
            <text:p><text:span text:style-name="T21">$&gt;</text:span><text:span text:style-name="T22"> cat a</text:span></text:p>
            <text:p><text:span text:style-name="T21">$&gt;</text:span><text:span text:style-name="T22"> cat d</text:span></text:p>
            <text:p><text:span text:style-name="T21">$&gt;</text:span><text:span text:style-name="T22"> cat e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lt; a &gt; b cat &gt; hey &gt;&gt; d</text:span></text:p>
            <text:p><text:span text:style-name="T21">$&gt;</text:span><text:span text:style-name="T22"> cat d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19">
            <text:p><text:span text:style-name="T18">HEREDOC </text:span><text:span text:style-name="T17">⏮️</text:span></text:p>
          </table:table-cell>
          <table:table-cell table:style-name="ce111" office:value-type="string" calcext:value-type="string">
            <text:p><text:span text:style-name="T21">$&gt;</text:span><text:span text:style-name="T22"> cat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&gt; $HOME</text:span></text:p>
            <text:p><text:span text:style-name="T31">&gt; hola</text:span></text:p>
            <text:p><text:span text:style-name="T38">/home/vietdu91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cat &lt;&lt; 'hola'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cat &lt;&lt; "ho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cat &lt;&lt; ho"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cat &lt;&lt; $HOME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1">
          <table:covered-table-cell/>
          <table:table-cell table:style-name="ce111" office:value-type="string" calcext:value-type="string">
            <text:p><text:span text:style-name="T21">$&gt;</text:span><text:span text:style-name="T22"> cat &lt;&lt; hola &gt; bonjour</text:span></text:p>
            <text:p><text:span text:style-name="T21">$&gt;</text:span><text:span text:style-name="T22"> cat bonjour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1">
          <table:covered-table-cell/>
          <table:table-cell table:style-name="ce111" office:value-type="string" calcext:value-type="string">
            <text:p><text:span text:style-name="T21">$&gt;</text:span><text:span text:style-name="T22"> cat &lt;&lt; hola | rev</text:span></text:p>
          </table:table-cell>
          <table:table-cell table:style-name="ce34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8">
          <table:covered-table-cell/>
          <table:table-cell table:style-name="ce111" office:value-type="string" calcext:value-type="string">
            <text:p><text:span text:style-name="T21">$&gt;</text:span><text:span text:style-name="T22">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&lt;&lt;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cat &lt;&lt;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1" office:value-type="string" calcext:value-type="string">
            <text:p><text:span text:style-name="T21">$&gt;</text:span><text:span text:style-name="T22"> cat &lt;&lt; prout &lt;&lt; lol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11" office:value-type="string" calcext:value-type="string">
            <text:p><text:span text:style-name="T21">$&gt;</text:span><text:span text:style-name="T22"> prout &lt;&lt; lol &lt;&lt; cat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lt;&lt; $ho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lt;&lt; $"hola"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&lt;&lt; $"$hol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&lt;&lt; ho$la$"$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hola 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hola 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11" office:value-type="string" calcext:value-type="string">
            <text:p><text:span text:style-name="T21">$&gt;</text:span><text:span text:style-name="T22"> echo hola &lt;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21">
          <table:table-cell table:style-name="ce101" office:value-type="string" calcext:value-type="string" table:number-columns-spanned="1" table:number-rows-spanned="6">
            <text:p>WILDCARD ⭐</text:p>
          </table:table-cell>
          <table:table-cell table:style-name="ce111" office:value-type="string" calcext:value-type="string">
            <text:p><text:span text:style-name="T21">$&gt;</text:span><text:span text:style-name="T22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test.c</text:span></text:p>
            <text:p/>
            <text:p><text:span text:style-name="T38">Docs:</text:span></text:p>
            <text:p><text:span text:style-name="T38">identite.pdf  loyer.pdf</text:span></text:p>
            <text:p><text:span text:style-name="T38">srcs:</text:span></text:p>
            <text:p><text:span text:style-name="T38">main.c  utils.c  sor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1" office:value-type="string" calcext:value-type="string">
            <text:p><text:span text:style-name="T21">$&gt;</text:span><text:span text:style-name="T22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1" office:value-type="string" calcext:value-type="string">
            <text:p><text:span text:style-name="T21">$&gt;</text:span><text:span text:style-name="T22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1" office:value-type="string" calcext:value-type="string">
            <text:p><text:span text:style-name="T21">$&gt;</text:span><text:span text:style-name="T22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1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2" table:style-name="ta2">
        <table:table-column table:style-name="co11" table:number-columns-repeated="1024" table:default-cell-style-name="Default"/>
        <table:table-row table:style-name="ro3" table:number-rows-repeated="3">
          <table:table-cell table:number-columns-repeated="1024"/>
        </table:table-row>
        <table:table-row table:style-name="ro7">
          <table:table-cell table:number-columns-repeated="3"/>
          <table:table-cell table:style-name="ce95" office:value-type="float" office:value="200" calcext:value-type="float">
            <text:p>200</text:p>
          </table:table-cell>
          <table:table-cell table:style-name="ce95" office:value-type="float" office:value="400" calcext:value-type="float">
            <text:p>400</text:p>
          </table:table-cell>
          <table:table-cell table:style-name="ce95" office:value-type="float" office:value="600" calcext:value-type="float">
            <text:p>600</text:p>
          </table:table-cell>
          <table:table-cell table:style-name="ce95" office:value-type="float" office:value="800" calcext:value-type="float">
            <text:p>800</text:p>
          </table:table-cell>
          <table:table-cell table:style-name="ce95" office:value-type="float" office:value="1000" calcext:value-type="float">
            <text:p>1000</text:p>
          </table:table-cell>
          <table:table-cell table:style-name="ce95" office:value-type="float" office:value="1200" calcext:value-type="float">
            <text:p>12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7"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95" office:value-type="float" office:value="2" calcext:value-type="float">
            <text:p>2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95" office:value-type="float" office:value="3" calcext:value-type="float">
            <text:p>3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/>
          <table:table-cell table:style-name="ce96" office:value-type="string" calcext:value-type="string">
            <text:p>EAT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95" office:value-type="float" office:value="4" calcext:value-type="float">
            <text:p>4</text:p>
          </table:table-cell>
          <table:table-cell table:number-columns-repeated="2"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95" office:value-type="float" office:value="5" calcext:value-type="float">
            <text:p>5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5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10T16:03:18.947190125</dc:date>
    <meta:editing-duration>PT9M42S</meta:editing-duration>
    <meta:editing-cycles>1</meta:editing-cycles>
    <meta:document-statistic meta:table-count="2" meta:cell-count="4372" meta:object-count="0"/>
  </office:meta>
</office:document-meta>
</file>